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e4375" officeooo:paragraph-rsid="001e4375"/>
    </style:style>
    <style:style style:name="P2" style:family="paragraph" style:parent-style-name="Standard">
      <style:paragraph-properties fo:text-align="justify" style:justify-single-word="false"/>
      <style:text-properties fo:font-style="italic" fo:font-weight="bold" officeooo:rsid="001e4375" officeooo:paragraph-rsid="001e4375"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paragraph-properties fo:text-align="justify" style:justify-single-word="false"/>
      <style:text-properties officeooo:paragraph-rsid="0023e49b"/>
    </style:style>
    <style:style style:name="P8" style:family="paragraph" style:parent-style-name="Standard">
      <style:paragraph-properties fo:text-align="justify" style:justify-single-word="false"/>
      <style:text-properties officeooo:paragraph-rsid="00244405"/>
    </style:style>
    <style:style style:name="P9" style:family="paragraph" style:parent-style-name="Standard">
      <style:paragraph-properties fo:text-align="justify" style:justify-single-word="false"/>
      <style:text-properties officeooo:paragraph-rsid="002735e1"/>
    </style:style>
    <style:style style:name="P10" style:family="paragraph" style:parent-style-name="Standard">
      <style:paragraph-properties fo:text-align="justify" style:justify-single-word="false"/>
      <style:text-properties officeooo:paragraph-rsid="002759b2"/>
    </style:style>
    <style:style style:name="P11" style:family="paragraph" style:parent-style-name="Standard">
      <style:paragraph-properties fo:text-align="justify" style:justify-single-word="false"/>
      <style:text-properties fo:font-style="italic" fo:font-weight="bold" officeooo:paragraph-rsid="0023e49b"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font-style="italic" fo:font-weight="bold" officeooo:paragraph-rsid="002735e1" style:font-style-asian="italic" style:font-weight-asian="bold" style:font-style-complex="italic" style:font-weight-complex="bold"/>
    </style:style>
    <style:style style:name="P13" style:family="paragraph" style:parent-style-name="Standard">
      <style:paragraph-properties fo:text-align="justify" style:justify-single-word="false"/>
      <style:text-properties fo:font-style="italic" fo:font-weight="bold" officeooo:rsid="0028a9ed" officeooo:paragraph-rsid="0028a9ed"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officeooo:rsid="0025c3f3" officeooo:paragraph-rsid="002735e1"/>
    </style:style>
    <style:style style:name="P15" style:family="paragraph" style:parent-style-name="Standard">
      <style:paragraph-properties fo:text-align="justify" style:justify-single-word="false"/>
      <style:text-properties officeooo:rsid="002759b2" officeooo:paragraph-rsid="002759b2"/>
    </style:style>
    <style:style style:name="P16" style:family="paragraph" style:parent-style-name="Standard">
      <style:paragraph-properties fo:text-align="justify" style:justify-single-word="false"/>
      <style:text-properties officeooo:rsid="0028a9ed" officeooo:paragraph-rsid="0028a9ed"/>
    </style:style>
    <style:style style:name="P17" style:family="paragraph" style:parent-style-name="Standard">
      <style:paragraph-properties fo:text-align="justify" style:justify-single-word="false"/>
      <style:text-properties officeooo:rsid="002a9229"/>
    </style:style>
    <style:style style:name="P18" style:family="paragraph" style:parent-style-name="Standard">
      <style:paragraph-properties fo:text-align="justify" style:justify-single-word="false" fo:break-before="page"/>
      <style:text-properties officeooo:paragraph-rsid="00244405"/>
    </style:style>
    <style:style style:name="P19" style:family="paragraph" style:parent-style-name="Text_20_body">
      <style:paragraph-properties fo:text-align="justify" style:justify-single-word="false"/>
      <style:text-properties officeooo:paragraph-rsid="0023e49b"/>
    </style:style>
    <style:style style:name="P20" style:family="paragraph" style:parent-style-name="Heading_20_2">
      <style:paragraph-properties fo:text-align="justify" style:justify-single-word="false"/>
    </style:style>
    <style:style style:name="P21" style:family="paragraph" style:parent-style-name="Heading_20_2">
      <style:paragraph-properties fo:text-align="justify" style:justify-single-word="false"/>
      <style:text-properties officeooo:paragraph-rsid="0023e49b"/>
    </style:style>
    <style:style style:name="P22"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officeooo:rsid="00200777"/>
    </style:style>
    <style:style style:name="T2" style:family="text">
      <style:text-properties officeooo:rsid="00244405"/>
    </style:style>
    <style:style style:name="T3" style:family="text">
      <style:text-properties officeooo:rsid="002759b2"/>
    </style:style>
    <style:style style:name="T4" style:family="text">
      <style:text-properties officeooo:rsid="00282d97"/>
    </style:style>
    <style:style style:name="T5" style:family="text">
      <style:text-properties officeooo:rsid="002a9229"/>
    </style:style>
    <style:style style:name="T6" style:family="text">
      <style:text-properties officeooo:rsid="002c604a"/>
    </style:style>
    <style:style style:name="T7"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Le code est organisé comme suit :</text:p>
      <text:list xml:id="list8145526867987694681" text:style-name="L1">
        <text:list-item>
          <text:p text:style-name="P6">un dossier files contenant les fichiers .txt pouvant être passés en argument dans notre console et dont le contenu va être traité, affiché, modifié par notre code</text:p>
        </text:list-item>
        <text:list-item>
          <text:p text:style-name="P6">un dossier headers contenant les en-têtes (fichiers .h) de chaque structures et fonctions du code</text:p>
        </text:list-item>
        <text:list-item>
          <text:p text:style-name="P6">à la racine, les fichiers .c ainsi que le Makefile permettant de compiler le code.</text:p>
        </text:list-item>
      </text:list>
      <text:p text:style-name="P4"/>
      <text:h text:style-name="P20" text:outline-level="2">fileManager.c</text:h>
      <text:p text:style-name="P4"/>
      <text:p text:style-name="P3">char* filePath(char* fileName, char* path)</text:p>
      <text:p text:style-name="P4">Cette fonction permet d'informer l'utilisateur du nom du fichier .txt traité ainsi que de son chemin d'accès. Elle renvoie ces deux valeurs concaténées. Par exemple, pour un fichier lexique.txt contenu dans le dossier files/, on va renvoyer files/lexique.txt.</text:p>
      <text:p text:style-name="P4"/>
      <text:p text:style-name="P3">void getLexicon(char* fileName, char* mode)</text:p>
      <text:p text:style-name="P4">Cette fonction permet d'accéder à notre fichier .txt et d'en traiter les informations.</text:p>
      <text:p text:style-name="P4">Elle prend en paramètre le nom du fichier déterminé par l'utilisateur dans la console, ainsi que le mode choisi (« l » pour afficher les mots, « s » pour les sauvegarder, « r » pour vérifier si le mot apparaît dans le fichier).</text:p>
      <text:p text:style-name="P4">(À completer)</text:p>
      <text:p text:style-name="P4"/>
      <text:p text:style-name="P4"/>
      <text:p text:style-name="P3">void saveLexicon(Tree tree)</text:p>
      <text:p text:style-name="P4">Si l'utilisateur choisi le mode de sauvegarde, on va faire appel à la fonction createTree pour enregistrer tous les mots par ordre alphabétique dans un arbre.</text:p>
      <text:p text:style-name="P4"/>
      <text:h text:style-name="P20" text:outline-level="2">treeManager.c</text:h>
      <text:p text:style-name="P4"/>
      <text:p text:style-name="P3">Tree initializeTree(char letter)</text:p>
      <text:p text:style-name="P4">Cette fonction permet de créer notre arbre. On ferme directement le programme s'il y a une erreur d'allocation de mémoire.</text:p>
      <text:p text:style-name="P4"/>
      <text:p text:style-name="P12">int createTree(Tree* tree, char* word)</text:p>
      <text:p text:style-name="P9">Cette fonction va permettre de créer notre arbre binaire (de forme fils gauche - frère droit) à partir d'un fichier .txt ou d'un mot décidé par l'utilisateur dans la console.</text:p>
      <text:p text:style-name="P9">Pour cela, chaque mot est passé en paramètre en plus de l'arbre dans lequel on va les stocker. Si l'arbre est vide, on le crée à l'aide de la fonction initializeTree. Sinon, on vérifie pour chaque lettre de notre mot si celle-ci existe déjà dans notre arbre ou si elle est plus grande ou plus petite que celle contenue dans le nœud notre arbre. </text:p>
      <text:p text:style-name="P14">Si le mot ajouté est plus à gauche dans le dictionnaire, c’est qu’il faut l’insérer à gauche de notre arbre : on change alors la racine de l’arbre. Pour cela, on stocke notre ancien arbre dans oldTree, on crée un nouvel arbre contenant la première lettre de notre nouveau mot et on lui donne comme frère droit notre ancien arbre. Puis on passe à la lettre suivante en vérifiant à nouveau chaque condition, et ainsi de suite. </text:p>
      <text:p text:style-name="P15">On renvoie 1 si la création a bien fonctionné, 0 sinon. </text:p>
      <text:p text:style-name="P9">Ainsi, cette fonction permet de trier et d'enregistrer <text:span text:style-name="T2">dans un arbre, </text:span>de manière récursive, chaque mot de notre texte ou tapé par l'utilisateur.</text:p>
      <text:p text:style-name="P4"/>
      <text:p text:style-name="P3"><text:soft-page-break/>Int search(Tree tree, char* word)</text:p>
      <text:p text:style-name="P4">On cherche à savoir si un mot passé en paramètre et déterminé par l'utilisateur apparaît dans notre arbre. Pour cela, on compare chaque lettre de ce mot aux valeurs des nœuds de l'arbre. On renvoie 0 si le mot n'est pas dans l'arbre <text:span text:style-name="T3">ou si l’arbre est NULL</text:span>, 1 sinon.</text:p>
      <text:p text:style-name="P4">Si la première lettre du mot est supérieur à la racine de l'arbre, on renvoie directement 0 : en effet, comme c'est un arbre trié alphabétiquement, la racine est la première lettre du mot la plus à gauche du dictionnaire. Donc, si on recherche le mot « arbre » et que le premier mot de l'arbre est « charcuterie », comme a &gt; c, inutile de chercher dans les frères de droite.</text:p>
      <text:p text:style-name="P4">Si la lettre du mot recherché est égale à celle de l'arbre, on cherche la lettre suivante dans le fils gauche, sinon on cherche cette même lettre dans le frère droit. </text:p>
      <text:p text:style-name="P4">Et ainsi de suite, de manière récursive, on s'arrête si on a atteint la fin du mot recherché (=='\0') ou si on ne trouve pas la lettre du mot dans le frère ou le fils de l'arbre.</text:p>
      <text:p text:style-name="P8"/>
      <text:p text:style-name="P3">void printWord(Tree tree, char* buffer, int index)</text:p>
      <text:p text:style-name="P4">On veut afficher chaque mot de l'arbre par ordre alphabétique.</text:p>
      <text:p text:style-name="P10">Pour cela, on stocke chaque lettre <text:span text:style-name="T3">l’une à la suite de l’autre </text:span>dans un buffer qui affiche le mot entier dès qu'il rencontre une fin de mot (=='\0'). <text:span text:style-name="T3">L’ordre est automatiquement alphabétique puisque notre arbre est trié.</text:span></text:p>
      <text:p text:style-name="P10">C'est le même principe qu'un parcours préfixe.</text:p>
      <text:p text:style-name="P10"/>
      <text:p text:style-name="P13">void printWordFull(Tree tree)</text:p>
      <text:p text:style-name="P16">Permet d’allouer la mémoire de notre buffer (dont on se sert dans la fonction décrite précédemment) en lui donnant une taille max de 51 char. </text:p>
      <text:p text:style-name="P4"/>
      <text:p text:style-name="P2">void prefixSaveDico(Tree tree)</text:p>
      <text:p text:style-name="P1">Cette fonction permet de sauvegarder les mots de notre arbre au format .<text:span text:style-name="T4">DICO défini par le sujet</text:span>. </text:p>
      <text:p text:style-name="P1">C’est le même principe qu’un parcours préfixe sauf <text:span text:style-name="T1">qu’on remplace les ‘\0’ (donc, à chaque fois qu’on arrive à la fin d’un mot et que le fils gauche est NULL par conséquent) par un espace ‘ ‘ et que, pour chaque sous-arbre vide (on calcule le nombre de nœuds à remonter pour passer au frère droit), on marque un ‘\n’.</text:span></text:p>
      <text:p text:style-name="P1"/>
      <text:p text:style-name="P1"/>
      <text:p text:style-name="P4"/>
      <text:h text:style-name="P20" text:outline-level="2">Lexicon.c</text:h>
      <text:p text:style-name="P4"/>
      <text:p text:style-name="P4">(à mettre à jour en accord avec la version finale)</text:p>
      <text:p text:style-name="P17"/>
      <text:p text:style-name="P4"><text:span text:style-name="T5">Il s’agit du fichier principal contenant le main() et donc toutes</text:span> les commandes principales servant à traiter notre lexique en fonction des choix de l'utilisateur <text:span text:style-name="T5">et utilisant les fonctions définies dans les fichiers décrits précédemment</text:span>.</text:p>
      <text:p text:style-name="P4"/>
      <text:p text:style-name="P18"><text:span text:style-name="T2">Dossier trash : contient les fonctions que nous avons créées sans pour autant les utiliser dans notre code final. </text:span></text:p>
      <text:h text:style-name="P21" text:outline-level="2">userManager.c</text:h>
      <text:p text:style-name="P19"/>
      <text:p text:style-name="P11">char* initializeUserInput()</text:p>
      <text:p text:style-name="P7">On alloue la mémoire pour un mot de taille max 51</text:p>
      <text:p text:style-name="P7"/>
      <text:p text:style-name="P11">char* userInput(char* input)</text:p>
      <text:p text:style-name="P7">L'utilisateur rentre un mot de 51 lettres maximum. On vérifie ensuite à l'aide de la fonction fixInput si l'utilisateur a bien rentré un mot correct. Si le mot a été traité par cette fonction (on compare son état avant et après l'appel à la fonction), on prévient affiche le nouveau mot. Sinon, si le mot est le même avant et après traitement, on signale qu'il n'y a aucune erreur.</text:p>
      <text:p text:style-name="P7"/>
      <text:p text:style-name="P11">void fixInput(char* input)</text:p>
      <text:p text:style-name="P7">Cette fonction vérifie que l'utilisateur n'a pas rentré de caractères spéciaux. Sinon, elle traite le mot pour ne garder que les caractères corrects.</text:p>
      <text:p text:style-name="Standard"/>
      <text:p text:style-name="Standard"/>
      <text:h text:style-name="P22" text:outline-level="2">Trash.c</text:h>
      <text:p text:style-name="Text_20_body"><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9:00:59.54</meta:creation-date>
    <dc:date>2018-03-23T15:15:34.319112093</dc:date>
    <meta:editing-duration>PT1H27M45S</meta:editing-duration>
    <meta:editing-cycles>41</meta:editing-cycles>
    <meta:generator>LibreOffice/5.2.7.2$Linux_X86_64 LibreOffice_project/20m0$Build-2</meta:generator>
    <meta:document-statistic meta:table-count="0" meta:image-count="0" meta:object-count="0" meta:page-count="3" meta:paragraph-count="48" meta:word-count="980" meta:character-count="5695" meta:non-whitespace-character-count="4759"/>
  </office:meta>
</office:document-meta>
</file>